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706cm" svg:stroke-color="#000000" draw:marker-start-width="1.259cm" draw:marker-end-width="1.259cm" draw:fill-color="#ffffff" draw:textarea-horizontal-align="justify" draw:textarea-vertical-align="middle" draw:auto-grow-height="false" fo:min-height="6.832cm" fo:min-width="5.139cm" fo:padding-top="-0.022cm" fo:padding-bottom="-0.022cm" fo:padding-left="0.103cm" fo:padding-right="0.103cm"/>
    </style:style>
    <style:style style:name="gr2" style:family="graphic" style:parent-style-name="standard">
      <style:graphic-properties draw:stroke="none" draw:fill-color="#77bc65" draw:textarea-horizontal-align="justify" draw:textarea-vertical-align="middle" draw:auto-grow-height="false" fo:min-height="0.481cm" fo:min-width="0.231cm"/>
    </style:style>
    <style:style style:name="gr3" style:family="graphic" style:parent-style-name="standard">
      <style:graphic-properties draw:stroke="none" draw:fill-color="#ff7b59" draw:textarea-horizontal-align="justify" draw:textarea-vertical-align="middle" draw:auto-grow-height="false" fo:min-height="0.481cm" fo:min-width="0.231cm"/>
    </style:style>
    <style:style style:name="gr4" style:family="graphic" style:parent-style-name="standard">
      <style:graphic-properties draw:stroke="none" draw:fill-color="#ffff38" draw:textarea-horizontal-align="justify" draw:textarea-vertical-align="middle" draw:auto-grow-height="false" fo:min-height="0.481cm" fo:min-width="0.231cm"/>
    </style:style>
    <style:style style:name="gr5" style:family="graphic" style:parent-style-name="standard">
      <style:graphic-properties draw:stroke="none" draw:fill-color="#5983b0" draw:textarea-horizontal-align="justify" draw:textarea-vertical-align="middle" draw:auto-grow-height="false" fo:min-height="0.481cm" fo:min-width="0.23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-color="#ffff38"/>
      <style:paragraph-properties fo:text-align="center"/>
    </style:style>
    <style:style style:name="P5" style:family="paragraph">
      <loext:graphic-properties draw:fill-color="#5983b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344cm" svg:height="6.787cm" draw:transform="rotate (1.5707963267949) translate (6.535cm 14.684cm)">
          <text:p/>
          <draw:enhanced-geometry svg:viewBox="0 0 21600 21600" draw:text-areas="0 0 21600 21600" draw:type="pentagon-right" draw:modifiers="15449.354536950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809cm" svg:height="0.809cm" svg:x="7.168cm" svg:y="12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09cm" svg:height="0.809cm" svg:x="7.168cm" svg:y="13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09cm" svg:height="0.809cm" svg:x="8.168cm" svg:y="12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809cm" svg:height="0.809cm" svg:x="9.168cm" svg:y="12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809cm" svg:height="0.809cm" svg:x="8.168cm" svg:y="13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809cm" svg:height="0.809cm" svg:x="9.168cm" svg:y="13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09cm" svg:height="0.809cm" svg:x="10.869cm" svg:y="13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09cm" svg:height="0.809cm" svg:x="11.869cm" svg:y="13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809cm" svg:height="0.809cm" svg:x="11.868cm" svg:y="12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09cm" svg:height="0.809cm" svg:x="7.168cm" svg:y="11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1cm" svg:stroke-color="#3465a4" draw:marker-start-width="1.7cm" draw:marker-start-center="false" draw:marker-end-width="1.7cm" draw:marker-end-center="false" draw:stroke-linejoin="non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09:47:42.540506921</meta:creation-date>
    <dc:date>2023-10-04T10:01:58.660688551</dc:date>
    <meta:editing-duration>PT14M14S</meta:editing-duration>
    <meta:editing-cycles>4</meta:editing-cycles>
    <meta:generator>LibreOffice/6.4.7.2$Linux_X86_64 LibreOffice_project/40$Build-2</meta:generator>
    <meta:document-statistic meta:object-count="11"/>
  </office:meta>
</office:document-meta>
</file>